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Auch in diesem Halbjahr sollten wieder Hörproben aus den Aufnahmen des vergangenen Halbjahres präsentiert werden. Die Entscheidung fiel mir nicht leicht, aber ich denke ich habe die richtigen Texte ausgewählt. Das Einsprechen der Hörspiele hat mir enorm viel Spaß bereitet und vor allem die Möglichkeit im Studio aufeinander zu reagieren und schnell hin und her wechselnde Gespräche zu realisieren hat für mich den besonderen Reiz ausgemacht, vor allem im vergleich zu den Vorangegangenen Hörbuchaufnahm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abian Krüger</meta:initial-creator>
    <dc:creator>Fabian Krüger</dc:creator>
    <meta:creation-date>2022-03-02T19:59:00Z</meta:creation-date>
    <dc:date>2022-03-02T20:03:00Z</dc:date>
    <meta:template xlink:href="Normal" xlink:type="simple"/>
    <meta:editing-cycles>1</meta:editing-cycles>
    <meta:editing-duration>PT0S</meta:editing-duration>
    <meta:document-statistic meta:page-count="1" meta:paragraph-count="1" meta:word-count="69" meta:character-count="506" meta:row-count="3" meta:non-whitespace-character-count="438"/>
  </office:meta>
</office:document-meta>
</file>